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T1" style:family="text">
      <style:text-properties officeooo:rsid="00127e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3"/>
      <text:p text:style-name="P3">#include&lt;stdio.h&gt;</text:p>
      <text:p text:style-name="P3">#include&lt;stdlib.h&gt;</text:p>
      <text:p text:style-name="P3">struct node</text:p>
      <text:p text:style-name="P3">{</text:p>
      <text:p text:style-name="P3"><text:s text:c="4"/>int data;</text:p>
      <text:p text:style-name="P3"><text:s text:c="4"/>struct node *next;</text:p>
      <text:p text:style-name="P3">};</text:p>
      <text:p text:style-name="P3">struct node *head;</text:p>
      <text:p text:style-name="P3">void enqueue()</text:p>
      <text:p text:style-name="P3">{</text:p>
      <text:p text:style-name="P3"><text:s text:c="4"/>struct node *ptr, *temp;</text:p>
      <text:p text:style-name="P3"><text:s text:c="4"/>int item;</text:p>
      <text:p text:style-name="P3"><text:s text:c="4"/>ptr = (struct node *)malloc(sizeof(struct node *));</text:p>
      <text:p text:style-name="P3"><text:s text:c="4"/>if(ptr==NULL)</text:p>
      <text:p text:style-name="P3"><text:s text:c="8"/>printf("Overflow");</text:p>
      <text:p text:style-name="P3"><text:s text:c="4"/>else</text:p>
      <text:p text:style-name="P3"><text:s text:c="4"/>{</text:p>
      <text:p text:style-name="P3"><text:s text:c="8"/>printf("Enter the element: ");</text:p>
      <text:p text:style-name="P3"><text:s text:c="8"/>scanf("%d", &amp;item);</text:p>
      <text:p text:style-name="P3"><text:s text:c="8"/>ptr-&gt;data = item;</text:p>
      <text:p text:style-name="P3"><text:s text:c="8"/>if(head==NULL)</text:p>
      <text:p text:style-name="P3"><text:s text:c="8"/>{</text:p>
      <text:p text:style-name="P3"><text:s text:c="12"/>ptr-&gt;next = NULL;</text:p>
      <text:p text:style-name="P3"><text:s text:c="12"/>head = ptr;</text:p>
      <text:p text:style-name="P3"><text:s text:c="8"/>}</text:p>
      <text:p text:style-name="P3"><text:s text:c="8"/>else</text:p>
      <text:p text:style-name="P3"><text:s text:c="8"/>{</text:p>
      <text:p text:style-name="P3"><text:s text:c="12"/>temp = head;</text:p>
      <text:p text:style-name="P3"><text:s text:c="12"/>while(temp-&gt;next != NULL)</text:p>
      <text:p text:style-name="P3"><text:s text:c="16"/>temp = temp-&gt;next;</text:p>
      <text:p text:style-name="P3"><text:s text:c="12"/>temp-&gt;next = ptr;</text:p>
      <text:p text:style-name="P3"><text:s text:c="12"/>ptr-&gt;next = NULL;</text:p>
      <text:p text:style-name="P3"><text:s text:c="8"/>}</text:p>
      <text:p text:style-name="P3"><text:s text:c="4"/>}</text:p>
      <text:p text:style-name="P3">}</text:p>
      <text:p text:style-name="P3">void dequeue()</text:p>
      <text:p text:style-name="P3">{</text:p>
      <text:p text:style-name="P3"><text:s text:c="4"/>struct node *ptr;</text:p>
      <text:p text:style-name="P3"><text:s text:c="4"/>if(head==NULL)</text:p>
      <text:p text:style-name="P3"><text:s text:c="8"/>printf("Underflow");</text:p>
      <text:p text:style-name="P3"><text:s text:c="4"/>else</text:p>
      <text:p text:style-name="P3"><text:s text:c="4"/>{</text:p>
      <text:p text:style-name="P3"><text:s text:c="8"/>printf("Deleted element %d",head-&gt;data);</text:p>
      <text:p text:style-name="P3"><text:s text:c="8"/>ptr = head;</text:p>
      <text:p text:style-name="P3"><text:s text:c="8"/>head = ptr-&gt;next;</text:p>
      <text:p text:style-name="P3"><text:s text:c="8"/>free(ptr);</text:p>
      <text:p text:style-name="P3"><text:s text:c="4"/>}</text:p>
      <text:p text:style-name="P3">}</text:p>
      <text:p text:style-name="P3">void display()</text:p>
      <text:p text:style-name="P3">{</text:p>
      <text:p text:style-name="P3"><text:soft-page-break/><text:s text:c="4"/>struct node *ptr;</text:p>
      <text:p text:style-name="P3"><text:s text:c="4"/>ptr = head;</text:p>
      <text:p text:style-name="P3"><text:s text:c="4"/>if(head==NULL)</text:p>
      <text:p text:style-name="P3"><text:s text:c="8"/>printf("There are no elements"); </text:p>
      <text:p text:style-name="P3"><text:s text:c="4"/>while(ptr!=NULL)</text:p>
      <text:p text:style-name="P3"><text:s text:c="4"/>{</text:p>
      <text:p text:style-name="P3"><text:s text:c="8"/>printf("%d ", ptr-&gt;data);</text:p>
      <text:p text:style-name="P3"><text:s text:c="8"/>ptr = ptr-&gt;next;</text:p>
      <text:p text:style-name="P3"><text:s text:c="4"/>}</text:p>
      <text:p text:style-name="P3">}</text:p>
      <text:p text:style-name="P3">int main()</text:p>
      <text:p text:style-name="P3">{</text:p>
      <text:p text:style-name="P3"><text:s text:c="4"/>int choice, run;</text:p>
      <text:p text:style-name="P3"><text:s text:c="4"/>printf("____QUEUE____");</text:p>
      <text:p text:style-name="P3"><text:s text:c="4"/>while(run!=1)</text:p>
      <text:p text:style-name="P3"><text:s text:c="4"/>{</text:p>
      <text:p text:style-name="P3"><text:s text:c="8"/>printf("\n\nOptions\n1. Enqueue\n2. Dequeue\n3. Display\n4. Exit\nEnter your choice : ");</text:p>
      <text:p text:style-name="P3"><text:s text:c="8"/>scanf("%d", &amp;choice);</text:p>
      <text:p text:style-name="P3"><text:s text:c="8"/>switch (choice)</text:p>
      <text:p text:style-name="P3"><text:s text:c="8"/>{</text:p>
      <text:p text:style-name="P3"><text:s text:c="12"/>case 1:</text:p>
      <text:p text:style-name="P3"><text:s text:c="16"/>enqueue();</text:p>
      <text:p text:style-name="P3"><text:s text:c="16"/>break;</text:p>
      <text:p text:style-name="P3"><text:s text:c="12"/>case 2:</text:p>
      <text:p text:style-name="P3"><text:s text:c="16"/>dequeue();</text:p>
      <text:p text:style-name="P3"><text:s text:c="16"/>break;</text:p>
      <text:p text:style-name="P3"><text:s text:c="12"/>case 3:</text:p>
      <text:p text:style-name="P3"><text:s text:c="16"/>display();</text:p>
      <text:p text:style-name="P3"><text:s text:c="16"/>break;</text:p>
      <text:p text:style-name="P3"><text:s text:c="12"/>case 4:</text:p>
      <text:p text:style-name="P3"><text:s text:c="16"/>run=1;</text:p>
      <text:p text:style-name="P3"><text:s text:c="16"/>break;</text:p>
      <text:p text:style-name="P3"><text:s text:c="12"/>default:</text:p>
      <text:p text:style-name="P3"><text:s text:c="16"/>printf("Invalid choice!!!");</text:p>
      <text:p text:style-name="P3"><text:s text:c="16"/>break;</text:p>
      <text:p text:style-name="P3"><text:s text:c="8"/>}</text:p>
      <text:p text:style-name="P3"><text:s text:c="4"/>}</text:p>
      <text:p text:style-name="P3">}</text:p>
      <text:p text:style-name="P2"/>
      <text:p text:style-name="P1">OUTPUT:</text:p>
      <text:p text:style-name="P1"/>
      <text:p text:style-name="P4">____QUEUE____</text:p>
      <text:p text:style-name="P4"/>
      <text:p text:style-name="P4">Options</text:p>
      <text:p text:style-name="P4">1. Enqueue</text:p>
      <text:p text:style-name="P4">2. Dequeue</text:p>
      <text:p text:style-name="P4">3. Display</text:p>
      <text:p text:style-name="P4">4. Exit</text:p>
      <text:p text:style-name="P4">Enter your choice : 1</text:p>
      <text:p text:style-name="P4">Enter the element: 1</text:p>
      <text:p text:style-name="P4"/>
      <text:p text:style-name="P4"/>
      <text:p text:style-name="P4"><text:soft-page-break/>Options</text:p>
      <text:p text:style-name="P4">1. Enqueue</text:p>
      <text:p text:style-name="P4">2. Dequeue</text:p>
      <text:p text:style-name="P4">3. Display</text:p>
      <text:p text:style-name="P4">4. Exit</text:p>
      <text:p text:style-name="P4">Enter your choice : 1</text:p>
      <text:p text:style-name="P4">Enter the element: 2</text:p>
      <text:p text:style-name="P4"/>
      <text:p text:style-name="P4"/>
      <text:p text:style-name="P4">Options</text:p>
      <text:p text:style-name="P4">1. Enqueue</text:p>
      <text:p text:style-name="P4">2. Dequeue</text:p>
      <text:p text:style-name="P4">3. Display</text:p>
      <text:p text:style-name="P4">4. Exit</text:p>
      <text:p text:style-name="P4">Enter your choice : 1</text:p>
      <text:p text:style-name="P4">Enter the element: 3</text:p>
      <text:p text:style-name="P4"/>
      <text:p text:style-name="P4"/>
      <text:p text:style-name="P4">Options</text:p>
      <text:p text:style-name="P4">1. Enqueue</text:p>
      <text:p text:style-name="P4">2. Dequeue</text:p>
      <text:p text:style-name="P4">3. Display</text:p>
      <text:p text:style-name="P4">4. Exit</text:p>
      <text:p text:style-name="P4">Enter your choice : 2</text:p>
      <text:p text:style-name="P4">Deleted element 1</text:p>
      <text:p text:style-name="P4"/>
      <text:p text:style-name="P4">Options</text:p>
      <text:p text:style-name="P4">1. Enqueue</text:p>
      <text:p text:style-name="P4">2. Dequeue</text:p>
      <text:p text:style-name="P4">3. Display</text:p>
      <text:p text:style-name="P4">4. Exit</text:p>
      <text:p text:style-name="P4">Enter your choice : 2</text:p>
      <text:p text:style-name="P4">Deleted element 2</text:p>
      <text:p text:style-name="P4"/>
      <text:p text:style-name="P4">Options</text:p>
      <text:p text:style-name="P4">1. Enqueue</text:p>
      <text:p text:style-name="P4">2. Dequeue</text:p>
      <text:p text:style-name="P4">3. Display</text:p>
      <text:p text:style-name="P4">4. Exit</text:p>
      <text:p text:style-name="P4">Enter your choice : 1</text:p>
      <text:p text:style-name="P4">Enter the element: 5</text:p>
      <text:p text:style-name="P4"/>
      <text:p text:style-name="P4"/>
      <text:p text:style-name="P4">Options</text:p>
      <text:p text:style-name="P4">1. Enqueue</text:p>
      <text:p text:style-name="P4">2. Dequeue</text:p>
      <text:p text:style-name="P4">3. Display</text:p>
      <text:p text:style-name="P4">4. Exit</text:p>
      <text:p text:style-name="P4">Enter your choice : 1</text:p>
      <text:p text:style-name="P4">Enter the element: 6</text:p>
      <text:p text:style-name="P4"/>
      <text:p text:style-name="P4"/>
      <text:p text:style-name="P4"><text:soft-page-break/>Options</text:p>
      <text:p text:style-name="P4">1. Enqueue</text:p>
      <text:p text:style-name="P4">2. Dequeue</text:p>
      <text:p text:style-name="P4">3. Display</text:p>
      <text:p text:style-name="P4">4. Exit</text:p>
      <text:p text:style-name="P4">Enter your choice : 3</text:p>
      <text:p text:style-name="P4">3 5 6 </text:p>
      <text:p text:style-name="P4"/>
      <text:p text:style-name="P4">Options</text:p>
      <text:p text:style-name="P4">1. Enqueue</text:p>
      <text:p text:style-name="P4">2. Dequeue</text:p>
      <text:p text:style-name="P4">3. Display</text:p>
      <text:p text:style-name="P4">4. Exit</text:p>
      <text:p text:style-name="P4">Enter your choice :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2-27T23:03:04.113000000</dc:date>
    <meta:editing-duration>PT56M41S</meta:editing-duration>
    <meta:editing-cycles>10</meta:editing-cycles>
    <meta:generator>LibreOffice/7.3.0.3$Windows_X86_64 LibreOffice_project/0f246aa12d0eee4a0f7adcefbf7c878fc2238db3</meta:generator>
    <meta:document-statistic meta:table-count="0" meta:image-count="0" meta:object-count="0" meta:page-count="4" meta:paragraph-count="153" meta:word-count="322" meta:character-count="2407" meta:non-whitespace-character-count="1644"/>
  </office:meta>
</office:document-meta>
</file>